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line-height="150%"/>
      <style:text-properties officeooo:rsid="001b8c2c" officeooo:paragraph-rsid="001b8c2c"/>
    </style:style>
    <style:style style:name="P2" style:family="paragraph" style:parent-style-name="Standard" style:list-style-name="L1">
      <style:paragraph-properties fo:line-height="150%"/>
      <style:text-properties officeooo:rsid="001da9a8" officeooo:paragraph-rsid="001da9a8"/>
    </style:style>
    <style:style style:name="P3" style:family="paragraph" style:parent-style-name="Standard" style:list-style-name="L1">
      <style:paragraph-properties fo:line-height="150%"/>
      <style:text-properties officeooo:rsid="001da9a8" officeooo:paragraph-rsid="0021c304"/>
    </style:style>
    <style:style style:name="P4" style:family="paragraph" style:parent-style-name="Standard" style:list-style-name="L1">
      <style:paragraph-properties fo:line-height="150%"/>
      <style:text-properties officeooo:rsid="0020c71e" officeooo:paragraph-rsid="0020c71e"/>
    </style:style>
    <style:style style:name="P5" style:family="paragraph" style:parent-style-name="Standard" style:list-style-name="L1">
      <style:paragraph-properties fo:line-height="150%"/>
      <style:text-properties officeooo:rsid="001f8ac7" officeooo:paragraph-rsid="001f8ac7"/>
    </style:style>
    <style:style style:name="P6" style:family="paragraph" style:parent-style-name="Standard" style:list-style-name="L1">
      <style:paragraph-properties fo:line-height="150%"/>
      <style:text-properties officeooo:rsid="001f8ac7" officeooo:paragraph-rsid="0020c71e"/>
    </style:style>
    <style:style style:name="P7" style:family="paragraph" style:parent-style-name="Standard" style:list-style-name="L1">
      <style:paragraph-properties fo:line-height="150%"/>
      <style:text-properties officeooo:rsid="001f8ac7" officeooo:paragraph-rsid="0021c304"/>
    </style:style>
    <style:style style:name="P8" style:family="paragraph" style:parent-style-name="Standard" style:list-style-name="L1">
      <style:paragraph-properties fo:line-height="150%"/>
      <style:text-properties officeooo:rsid="0021c304" officeooo:paragraph-rsid="0021c304"/>
    </style:style>
    <style:style style:name="P9" style:family="paragraph" style:parent-style-name="Standard" style:list-style-name="L1">
      <style:paragraph-properties fo:line-height="150%"/>
      <style:text-properties officeooo:rsid="001da13d" officeooo:paragraph-rsid="001da13d"/>
    </style:style>
    <style:style style:name="P10" style:family="paragraph" style:parent-style-name="Standard">
      <style:paragraph-properties fo:line-height="150%"/>
      <style:text-properties officeooo:rsid="0028bbe2" officeooo:paragraph-rsid="0028bbe2"/>
    </style:style>
    <style:style style:name="P11" style:family="paragraph" style:parent-style-name="Standard" style:list-style-name="L1">
      <style:paragraph-properties fo:line-height="150%"/>
      <style:text-properties officeooo:paragraph-rsid="0029889b"/>
    </style:style>
    <style:style style:name="P12" style:family="paragraph" style:parent-style-name="Standard" style:list-style-name="L2">
      <style:paragraph-properties fo:line-height="150%"/>
      <style:text-properties officeooo:rsid="00290003" officeooo:paragraph-rsid="00290003"/>
    </style:style>
    <style:style style:name="T1" style:family="text">
      <style:text-properties officeooo:rsid="001b8c2c"/>
    </style:style>
    <style:style style:name="T2" style:family="text">
      <style:text-properties officeooo:rsid="001da9a8"/>
    </style:style>
    <style:style style:name="T3" style:family="text">
      <style:text-properties officeooo:rsid="0020c71e"/>
    </style:style>
    <style:style style:name="T4" style:family="text">
      <style:text-properties officeooo:rsid="0021c304"/>
    </style:style>
    <style:style style:name="T5" style:family="text">
      <style:text-properties officeooo:rsid="00231bc3"/>
    </style:style>
    <style:style style:name="T6" style:family="text">
      <style:text-properties officeooo:rsid="0024fd29"/>
    </style:style>
    <style:style style:name="T7" style:family="text">
      <style:text-properties officeooo:rsid="001bd22e"/>
    </style:style>
    <style:style style:name="T8" style:family="text">
      <style:text-properties officeooo:rsid="002c162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GSC.java</text:p>
      <text:list xml:id="list2461486916" text:style-name="L1">
        <text:list-item>
          <text:p text:style-name="P1">Student</text:p>
          <text:list>
            <text:list-item>
              <text:p text:style-name="P2">get StudentID</text:p>
            </text:list-item>
            <text:list-item>
              <text:p text:style-name="P2">get <text:span text:style-name="T3">EnrolledDegree</text:span></text:p>
            </text:list-item>
            <text:list-item>
              <text:p text:style-name="P4">get EnrolledModules</text:p>
            </text:list-item>
          </text:list>
        </text:list-item>
        <text:list-item>
          <text:p text:style-name="P1">Assesment</text:p>
          <text:list>
            <text:list-item>
              <text:p text:style-name="P2">get AssesmentID</text:p>
            </text:list-item>
            <text:list-item>
              <text:p text:style-name="P5">get AssesmentMark</text:p>
            </text:list-item>
            <text:list-item>
              <text:p text:style-name="P5">get AssesmentWeight</text:p>
            </text:list-item>
            <text:list-item>
              <text:p text:style-name="P5">Calculate contribution to ModuleScore</text:p>
            </text:list-item>
          </text:list>
        </text:list-item>
        <text:list-item>
          <text:p text:style-name="P1">Module – <text:span text:style-name="T5">contains</text:span><text:span text:style-name="T4"> Assesment</text:span></text:p>
          <text:list>
            <text:list-item>
              <text:p text:style-name="P2">get ModuleID</text:p>
            </text:list-item>
            <text:list-item>
              <text:p text:style-name="P4">getModuleMark</text:p>
            </text:list-item>
            <text:list-item>
              <text:p text:style-name="P5">get ModuleWeight</text:p>
            </text:list-item>
            <text:list-item>
              <text:p text:style-name="P6">Calculate contribution to <text:span text:style-name="T3">Degree</text:span>Score</text:p>
            </text:list-item>
          </text:list>
        </text:list-item>
        <text:list-item>
          <text:p text:style-name="P8">Degree <text:span text:style-name="T1">– </text:span><text:span text:style-name="T5">contains</text:span> Module</text:p>
          <text:list>
            <text:list-item>
              <text:p text:style-name="P3">get <text:span text:style-name="T3">EnrolledDegree</text:span></text:p>
            </text:list-item>
            <text:list-item>
              <text:p text:style-name="P7">Calculate <text:span text:style-name="T3">Degree</text:span>Score</text:p>
            </text:list-item>
          </text:list>
        </text:list-item>
        <text:list-item>
          <text:p text:style-name="P11"><text:span text:style-name="T8">Validator</text:span></text:p>
          <text:list>
            <text:list-item>
              <text:p text:style-name="P9"><text:span text:style-name="T8">checks</text:span> that ID <text:span text:style-name="T8">exist </text:span>in the relevant table(module, assesment, student etc.)</text:p>
            </text:list-item>
          </text:list>
        </text:list-item>
      </text:list>
      <text:p text:style-name="P10">main.java</text:p>
      <text:list xml:id="list1781530657" text:style-name="L2">
        <text:list-item>
          <text:p text:style-name="P12">choose student/students for who to calculate and print the grade</text:p>
        </text:list-item>
        <text:list-item>
          <text:p text:style-name="P12">choose the module/degree for which to calculate and print the grade</text:p>
        </text:list-item>
        <text:list-item>
          <text:p text:style-name="P12">I should be able to get:</text:p>
          <text:list>
            <text:list-item>
              <text:p text:style-name="P12">student grade for a specific module</text:p>
            </text:list-item>
            <text:list-item>
              <text:p text:style-name="P12">student grade for the entire degree</text:p>
            </text:list-item>
            <text:list-item>
              <text:p text:style-name="P12">all student grades for a specific module</text:p>
            </text:list-item>
            <text:list-item>
              <text:p text:style-name="P12">all student grades for the entire degree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28T16:06:28.780958922</dc:date>
    <meta:editing-duration>PT1H44M5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1" meta:paragraph-count="28" meta:word-count="130" meta:character-count="754" meta:non-whitespace-character-count="676"/>
  </office:meta>
</office:document-meta>
</file>